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CREATE TABLE DEPT (</text:p>
      <text:p text:style-name="Preformatted_20_Text"><text:s text:c="4"/>-&gt; <text:s text:c="4"/>DEPTNO INT PRIMARY KEY,</text:p>
      <text:p text:style-name="Preformatted_20_Text"><text:s text:c="4"/>-&gt; <text:s text:c="4"/>DNAME VARCHAR(10),</text:p>
      <text:p text:style-name="Preformatted_20_Text"><text:s text:c="4"/>-&gt; <text:s text:c="4"/>LOC VARCHAR(10),</text:p>
      <text:p text:style-name="Preformatted_20_Text"><text:s text:c="4"/>-&gt; <text:s text:c="4"/>LOCID INT</text:p>
      <text:p text:style-name="Preformatted_20_Text"><text:s text:c="4"/>-&gt; );</text:p>
      <text:p text:style-name="Preformatted_20_Text">Query OK, 0 rows affected (0.02 sec)</text:p>
      <text:p text:style-name="Preformatted_20_Text"/>
      <text:p text:style-name="Preformatted_20_Text">mysql&gt; </text:p>
      <text:p text:style-name="Preformatted_20_Text">mysql&gt; CREATE TABLE EMP (</text:p>
      <text:p text:style-name="Preformatted_20_Text"><text:s text:c="4"/>-&gt; <text:s text:c="4"/>EMPNO INT PRIMARY KEY,</text:p>
      <text:p text:style-name="Preformatted_20_Text"><text:s text:c="4"/>-&gt; <text:s text:c="4"/>EFNAME VARCHAR(20),</text:p>
      <text:p text:style-name="Preformatted_20_Text"><text:s text:c="4"/>-&gt; <text:s text:c="4"/>ELNAME VARCHAR(20),</text:p>
      <text:p text:style-name="Preformatted_20_Text"><text:s text:c="4"/>-&gt; <text:s text:c="4"/>JOB VARCHAR(10),</text:p>
      <text:p text:style-name="Preformatted_20_Text"><text:s text:c="4"/>-&gt; <text:s text:c="4"/>DEPTNAME VARCHAR(10),</text:p>
      <text:p text:style-name="Preformatted_20_Text"><text:s text:c="4"/>-&gt; <text:s text:c="4"/>DEPTNO INT,</text:p>
      <text:p text:style-name="Preformatted_20_Text"><text:s text:c="4"/>-&gt; <text:s text:c="4"/>ECITY VARCHAR(10),</text:p>
      <text:p text:style-name="Preformatted_20_Text"><text:s text:c="4"/>-&gt; <text:s text:c="4"/>SAL DECIMAL(10,2),</text:p>
      <text:p text:style-name="Preformatted_20_Text"><text:s text:c="4"/>-&gt; <text:s text:c="4"/>WORKEXPERIENCE INT,</text:p>
      <text:p text:style-name="Preformatted_20_Text"><text:s text:c="4"/>-&gt; <text:s text:c="4"/>MANAGERNAME VARCHAR(20),</text:p>
      <text:p text:style-name="Preformatted_20_Text"><text:s text:c="4"/>-&gt; <text:s text:c="4"/>MANAGERNO INT,</text:p>
      <text:p text:style-name="Preformatted_20_Text"><text:s text:c="4"/>-&gt; <text:s text:c="4"/>FOREIGN KEY (DEPTNO) REFERENCES DEPT(DEPTNO)</text:p>
      <text:p text:style-name="Preformatted_20_Text"><text:s text:c="4"/>-&gt; );</text:p>
      <text:p text:style-name="Preformatted_20_Text">Query OK, 0 rows affected (0.02 sec)</text:p>
      <text:p text:style-name="Preformatted_20_Text"/>
      <text:p text:style-name="Preformatted_20_Text">mysql&gt; INSERT INTO DEPT (DEPTNO, DNAME, LOC, LOCID) VALUES</text:p>
      <text:p text:style-name="Preformatted_20_Text"><text:s text:c="4"/>-&gt; (10, 'HR', 'Delhi', 1001),</text:p>
      <text:p text:style-name="Preformatted_20_Text"><text:s text:c="4"/>-&gt; (20, 'IT', 'Toronto', 1002),</text:p>
      <text:p text:style-name="Preformatted_20_Text"><text:s text:c="4"/>-&gt; (30, 'Sales', 'Chennai', 1003),</text:p>
      <text:p text:style-name="Preformatted_20_Text"><text:s text:c="4"/>-&gt; (40, 'Finance', 'Mumbai', 1004),</text:p>
      <text:p text:style-name="Preformatted_20_Text"><text:s text:c="4"/>-&gt; (50, 'Admin', 'Toronto', 1005);</text:p>
      <text:p text:style-name="Preformatted_20_Text">Query OK, 5 rows affected (0.01 sec)</text:p>
      <text:p text:style-name="Preformatted_20_Text">Records: 5 <text:s/>Duplicates: 0 <text:s/>Warnings: 0</text:p>
      <text:p text:style-name="Preformatted_20_Text"/>
      <text:p text:style-name="Preformatted_20_Text">mysql&gt; </text:p>
      <text:p text:style-name="Preformatted_20_Text">mysql&gt; INSERT INTO EMP (EMPNO, EFNAME, ELNAME, JOB, DEPTNAME, DEPTNO, ECITY, SAL, WORKEXPERIENCE, MANAGERNAME, MANAGERNO) VALUES</text:p>
      <text:p text:style-name="Preformatted_20_Text"><text:s text:c="4"/>-&gt; (1001, 'John', 'Smith', 'Manager', 'HR', 10, 'Delhi', 60000.00, 10, 'NULL', NULL),</text:p>
      <text:p text:style-name="Preformatted_20_Text"><text:s text:c="4"/>-&gt; (1002, 'Rita', 'Brown', 'Developer', 'IT', 20, 'Toronto', 55000.00, 7, 'John', 1001),</text:p>
      <text:p text:style-name="Preformatted_20_Text"><text:s text:c="4"/>-&gt; (1003, 'Steve', 'Adams', 'Analyst', 'Finance', 40, 'Mumbai', 50000.00, 5, 'Rita', 1002),</text:p>
      <text:p text:style-name="Preformatted_20_Text"><text:s text:c="4"/>-&gt; (1004, 'Mary', 'Thomas', 'Sales', 'Sales', 30, 'Chennai', 45000.00, 8, 'Rita', 1002),</text:p>
      <text:p text:style-name="Preformatted_20_Text"><text:s text:c="4"/>-&gt; (1005, 'Tim', 'Taylor', 'Admin', 'Admin', 50, 'Toronto', 70000.00, 12, 'John', 1001);</text:p>
      <text:p text:style-name="Preformatted_20_Text">Query OK, 5 rows affected (0.00 sec)</text:p>
      <text:p text:style-name="P1">Records: 5 <text:s/>Duplicates: 0 <text:s/>Warnings: 0</text:p>
      <text:p text:style-name="Preformatted_20_Text">mysql&gt; INSERT INTO EMP (EMPNO, EFNAME, ELNAME, JOB, DEPTNAME, DEPTNO, ECITY, SAL, WORKEXPERIENCE, MANAGERNAME, MANAGERNO)</text:p>
      <text:p text:style-name="Preformatted_20_Text"><text:s text:c="4"/>-&gt; VALUES</text:p>
      <text:p text:style-name="Preformatted_20_Text"><text:s text:c="4"/>-&gt; (1012, 'Sara', 'Williams', 'Analyst', 'Marketing', 80, 'Hyderabad', 52000.00, 6, 'Rita', 1002),</text:p>
      <text:p text:style-name="Preformatted_20_Text"><text:s text:c="4"/>-&gt; (1013, 'Paul', 'Jones', 'Manager', 'Marketing', 80, 'Hyderabad', 65000.00, 9, 'John', 1001);</text:p>
      <text:p text:style-name="Preformatted_20_Text">Query OK, 2 rows affected (0.01 sec)</text:p>
      <text:p text:style-name="Preformatted_20_Text">Records: 2 <text:s/>Duplicates: 0 <text:s/>Warnings: 0</text:p>
      <text:p text:style-name="Preformatted_20_Text"/>
      <text:p text:style-name="Preformatted_20_Text"/>
      <text:p text:style-name="Preformatted_20_Text"/>
      <text:p text:style-name="Preformatted_20_Text"><text:soft-page-break/>mysql&gt; SELECT DISTINCT(JOB),LOC FROM EMP,DEPT WHERE EMP.DEPTNO = DEPT.DEPTNO AND EMP.DEPTNO = 80;</text:p>
      <text:p text:style-name="Preformatted_20_Text">+---------+-----------+</text:p>
      <text:p text:style-name="Preformatted_20_Text">| JOB <text:s text:c="4"/>| LOC <text:s text:c="6"/>|</text:p>
      <text:p text:style-name="Preformatted_20_Text">+---------+-----------+</text:p>
      <text:p text:style-name="Preformatted_20_Text">| Analyst | Hyderabad |</text:p>
      <text:p text:style-name="Preformatted_20_Text">| Manager | Hyderabad |</text:p>
      <text:p text:style-name="Preformatted_20_Text">+---------+-----------+</text:p>
      <text:p text:style-name="P1">2 rows in set (0.00 sec)</text:p>
      <text:p text:style-name="Preformatted_20_Text">mysql&gt; SELECT ELNAME,DEPTNAME,LOCID,ECITY FROM EMP,DEPT WHERE EMP.DEPTNO = DEPT.DEPTNO;</text:p>
      <text:p text:style-name="Preformatted_20_Text">+----------+-----------+-------+-----------+</text:p>
      <text:p text:style-name="Preformatted_20_Text">| ELNAME <text:s text:c="2"/>| DEPTNAME <text:s/>| LOCID | ECITY <text:s text:c="4"/>|</text:p>
      <text:p text:style-name="Preformatted_20_Text">+----------+-----------+-------+-----------+</text:p>
      <text:p text:style-name="Preformatted_20_Text">| Smith <text:s text:c="3"/>| HR <text:s text:c="7"/>| <text:s/>1001 | Delhi <text:s text:c="4"/>|</text:p>
      <text:p text:style-name="Preformatted_20_Text">| Brown <text:s text:c="3"/>| IT <text:s text:c="7"/>| <text:s/>1002 | Toronto <text:s text:c="2"/>|</text:p>
      <text:p text:style-name="Preformatted_20_Text">| Thomas <text:s text:c="2"/>| Sales <text:s text:c="4"/>| <text:s/>1003 | Chennai <text:s text:c="2"/>|</text:p>
      <text:p text:style-name="Preformatted_20_Text">| Adams <text:s text:c="3"/>| Finance <text:s text:c="2"/>| <text:s/>1004 | Mumbai <text:s text:c="3"/>|</text:p>
      <text:p text:style-name="Preformatted_20_Text">| Taylor <text:s text:c="2"/>| Admin <text:s text:c="4"/>| <text:s/>1005 | Toronto <text:s text:c="2"/>|</text:p>
      <text:p text:style-name="Preformatted_20_Text">| Williams | Marketing | <text:s/>1006 | Hyderabad |</text:p>
      <text:p text:style-name="Preformatted_20_Text">| Jones <text:s text:c="3"/>| Marketing | <text:s/>1006 | Hyderabad |</text:p>
      <text:p text:style-name="Preformatted_20_Text">+----------+-----------+-------+-----------+</text:p>
      <text:p text:style-name="P1">7 rows in set (0.00 sec)</text:p>
      <text:p text:style-name="Preformatted_20_Text">mysql&gt; SELECT ELNAME,DEPTNAME FROM EMP WHERE BINARY ELNAME LIKE "%a%";</text:p>
      <text:p text:style-name="Preformatted_20_Text">+----------+-----------+</text:p>
      <text:p text:style-name="Preformatted_20_Text">| ELNAME <text:s text:c="2"/>| DEPTNAME <text:s/>|</text:p>
      <text:p text:style-name="Preformatted_20_Text">+----------+-----------+</text:p>
      <text:p text:style-name="Preformatted_20_Text">| Adams <text:s text:c="3"/>| Finance <text:s text:c="2"/>|</text:p>
      <text:p text:style-name="Preformatted_20_Text">| Thomas <text:s text:c="2"/>| Sales <text:s text:c="4"/>|</text:p>
      <text:p text:style-name="Preformatted_20_Text">| Taylor <text:s text:c="2"/>| Admin <text:s text:c="4"/>|</text:p>
      <text:p text:style-name="Preformatted_20_Text">| Williams | Marketing |</text:p>
      <text:p text:style-name="Preformatted_20_Text">+----------+-----------+</text:p>
      <text:p text:style-name="P1">4 rows in set, 1 warning (0.01 sec)</text:p>
      <text:p text:style-name="Preformatted_20_Text">mysql&gt; SELECT ELNAME,EMPNO,MANAGERNAME,MANAGERNO FROM EMP;</text:p>
      <text:p text:style-name="Preformatted_20_Text">+----------+-------+-------------+-----------+</text:p>
      <text:p text:style-name="Preformatted_20_Text">| ELNAME <text:s text:c="2"/>| EMPNO | MANAGERNAME | MANAGERNO |</text:p>
      <text:p text:style-name="Preformatted_20_Text">+----------+-------+-------------+-----------+</text:p>
      <text:p text:style-name="Preformatted_20_Text">| Smith <text:s text:c="3"/>| <text:s/>1001 | NULL <text:s text:c="7"/>| <text:s text:c="5"/>NULL |</text:p>
      <text:p text:style-name="Preformatted_20_Text">| Brown <text:s text:c="3"/>| <text:s/>1002 | John <text:s text:c="7"/>| <text:s text:c="5"/>1001 |</text:p>
      <text:p text:style-name="Preformatted_20_Text">| Adams <text:s text:c="3"/>| <text:s/>1003 | Rita <text:s text:c="7"/>| <text:s text:c="5"/>1002 |</text:p>
      <text:p text:style-name="Preformatted_20_Text">| Thomas <text:s text:c="2"/>| <text:s/>1004 | Rita <text:s text:c="7"/>| <text:s text:c="5"/>1002 |</text:p>
      <text:p text:style-name="Preformatted_20_Text">| Taylor <text:s text:c="2"/>| <text:s/>1005 | John <text:s text:c="7"/>| <text:s text:c="5"/>1001 |</text:p>
      <text:p text:style-name="Preformatted_20_Text">| Williams | <text:s/>1012 | Rita <text:s text:c="7"/>| <text:s text:c="5"/>1002 |</text:p>
      <text:p text:style-name="Preformatted_20_Text">| Jones <text:s text:c="3"/>| <text:s/>1013 | John <text:s text:c="7"/>| <text:s text:c="5"/>1001 |</text:p>
      <text:p text:style-name="Preformatted_20_Text">+----------+-------+-------------+-----------+</text:p>
      <text:p text:style-name="P1">7 rows in set (0.00 sec)</text:p>
      <text:p text:style-name="Preformatted_20_Text">mysql&gt; SELECT ELNAME,JOB,DEPTNO,DEPTNAME FROM EMP WHERE ECITY IN ('Toronto');</text:p>
      <text:p text:style-name="Preformatted_20_Text">+--------+-----------+--------+----------+</text:p>
      <text:p text:style-name="Preformatted_20_Text">| ELNAME | JOB <text:s text:c="6"/>| DEPTNO | DEPTNAME |</text:p>
      <text:p text:style-name="Preformatted_20_Text">+--------+-----------+--------+----------+</text:p>
      <text:p text:style-name="Preformatted_20_Text">| Brown <text:s/>| Developer | <text:s text:c="4"/>20 | IT <text:s text:c="6"/>|</text:p>
      <text:p text:style-name="Preformatted_20_Text">| Taylor | Admin <text:s text:c="4"/>| <text:s text:c="4"/>50 | Admin <text:s text:c="3"/>|</text:p>
      <text:p text:style-name="Preformatted_20_Text">+--------+-----------+--------+----------+</text:p>
      <text:p text:style-name="P1">2 rows in set (0.00 sec)</text:p>
      <text:p text:style-name="Preformatted_20_Text"/>
      <text:p text:style-name="Preformatted_20_Text"/>
      <text:p text:style-name="Preformatted_20_Text"/>
      <text:p text:style-name="Preformatted_20_Text"><text:soft-page-break/>mysql&gt; SELECT ELNAME,EMPNO,MANAGERNAME,MANAGERNO FROM EMP ORDER BY EMPNO;</text:p>
      <text:p text:style-name="Preformatted_20_Text">+----------+-------+-------------+-----------+</text:p>
      <text:p text:style-name="Preformatted_20_Text">| ELNAME <text:s text:c="2"/>| EMPNO | MANAGERNAME | MANAGERNO |</text:p>
      <text:p text:style-name="Preformatted_20_Text">+----------+-------+-------------+-----------+</text:p>
      <text:p text:style-name="Preformatted_20_Text">| Smith <text:s text:c="3"/>| <text:s/>1001 | NULL <text:s text:c="7"/>| <text:s text:c="5"/>NULL |</text:p>
      <text:p text:style-name="Preformatted_20_Text">| Brown <text:s text:c="3"/>| <text:s/>1002 | John <text:s text:c="7"/>| <text:s text:c="5"/>1001 |</text:p>
      <text:p text:style-name="Preformatted_20_Text">| Adams <text:s text:c="3"/>| <text:s/>1003 | Rita <text:s text:c="7"/>| <text:s text:c="5"/>1002 |</text:p>
      <text:p text:style-name="Preformatted_20_Text">| Thomas <text:s text:c="2"/>| <text:s/>1004 | Rita <text:s text:c="7"/>| <text:s text:c="5"/>1002 |</text:p>
      <text:p text:style-name="Preformatted_20_Text">| Taylor <text:s text:c="2"/>| <text:s/>1005 | John <text:s text:c="7"/>| <text:s text:c="5"/>1001 |</text:p>
      <text:p text:style-name="Preformatted_20_Text">| Williams | <text:s/>1012 | Rita <text:s text:c="7"/>| <text:s text:c="5"/>1002 |</text:p>
      <text:p text:style-name="Preformatted_20_Text">| Jones <text:s text:c="3"/>| <text:s/>1013 | John <text:s text:c="7"/>| <text:s text:c="5"/>1001 |</text:p>
      <text:p text:style-name="Preformatted_20_Text">+----------+-------+-------------+-----------+</text:p>
      <text:p text:style-name="P1">7 rows in set (0.00 sec)</text:p>
      <text:p text:style-name="Preformatted_20_Text">mysql&gt; SELECT E1.ELNAME AS EMPLOYEE,E1.DEPTNO AS DEPARTMENT,E2.ELNAME AS COLLEAGUE FROM EMP E1</text:p>
      <text:p text:style-name="Preformatted_20_Text"><text:s text:c="4"/>-&gt; JOIN EMP E2 ON E1.DEPTNO = E2.DEPTNO AND E1.EMPNO &lt;&gt; E2.EMPNO;</text:p>
      <text:p text:style-name="Preformatted_20_Text">+----------+------------+-----------+</text:p>
      <text:p text:style-name="Preformatted_20_Text">| EMPLOYEE | DEPARTMENT | COLLEAGUE |</text:p>
      <text:p text:style-name="Preformatted_20_Text">+----------+------------+-----------+</text:p>
      <text:p text:style-name="Preformatted_20_Text">| Williams | <text:s text:c="8"/>80 | Jones <text:s text:c="4"/>|</text:p>
      <text:p text:style-name="Preformatted_20_Text">| Jones <text:s text:c="3"/>| <text:s text:c="8"/>80 | Williams <text:s/>|</text:p>
      <text:p text:style-name="Preformatted_20_Text">+----------+------------+-----------+</text:p>
      <text:p text:style-name="P1">2 rows in set (0.00 sec)</text:p>
      <text:p text:style-name="Preformatted_20_Text">mysql&gt; SELECT SUM(SAL) AS SUM, AVG(SAL) AS AVG FROM EMP;</text:p>
      <text:p text:style-name="Preformatted_20_Text">+-----------+--------------+</text:p>
      <text:p text:style-name="Preformatted_20_Text">| SUM <text:s text:c="6"/>| AVG <text:s text:c="9"/>|</text:p>
      <text:p text:style-name="Preformatted_20_Text">+-----------+--------------+</text:p>
      <text:p text:style-name="Preformatted_20_Text">| 397000.00 | 56714.285714 |</text:p>
      <text:p text:style-name="Preformatted_20_Text">+-----------+--------------+</text:p>
      <text:p text:style-name="Preformatted_20_Text">1 row in set (0.00 sec)</text:p>
      <text:p text:style-name="P1"/>
      <text:p text:style-name="P1">mysql&gt; SELECT EMPNO FROM EMP WHERE WORKEXPERIENCE = (SELECT MAX(WORKEXPERIENCE) FROM EMP);</text:p>
      <text:p text:style-name="Preformatted_20_Text">+-------+</text:p>
      <text:p text:style-name="Preformatted_20_Text">| EMPNO |</text:p>
      <text:p text:style-name="Preformatted_20_Text">+-------+</text:p>
      <text:p text:style-name="Preformatted_20_Text">| <text:s/>1005 |</text:p>
      <text:p text:style-name="Preformatted_20_Text">+-------+</text:p>
      <text:p text:style-name="Preformatted_20_Text">1 row in set (0.00 sec)</text:p>
      <text:p text:style-name="P1">mysql&gt; SELECT COUNT(*) AS "NUMBER OF EMPLOYEES WORKING" FROM EMP;</text:p>
      <text:p text:style-name="Preformatted_20_Text">+-----------------------------+</text:p>
      <text:p text:style-name="Preformatted_20_Text">| NUMBER OF EMPLOYEES WORKING |</text:p>
      <text:p text:style-name="Preformatted_20_Text">+-----------------------------+</text:p>
      <text:p text:style-name="Preformatted_20_Text">| <text:s text:c="26"/>7 |</text:p>
      <text:p text:style-name="Preformatted_20_Text">+-----------------------------+</text:p>
      <text:p text:style-name="P1">1 row in set (0.00 sec)</text:p>
      <text:p text:style-name="P1">mysql&gt; SELECT EMPNO FROM EMP WHERE WORKEXPERIENCE = (SELECT MIN(WORKEXPERIENCE) FROM EMP);</text:p>
      <text:p text:style-name="Preformatted_20_Text">+-------+</text:p>
      <text:p text:style-name="Preformatted_20_Text">| EMPNO |</text:p>
      <text:p text:style-name="Preformatted_20_Text">+-------+</text:p>
      <text:p text:style-name="Preformatted_20_Text">| <text:s/>1003 |</text:p>
      <text:p text:style-name="Preformatted_20_Text">+-------+</text:p>
      <text:p text:style-name="P1">1 row in set (0.00 sec)</text:p>
      <text:p text:style-name="P1"><text:soft-page-break/>mysql&gt; SELECT EMPNO FROM EMP WHERE SAL = (SELECT MAX(SAL) FROM EMP);</text:p>
      <text:p text:style-name="Preformatted_20_Text">+-------+</text:p>
      <text:p text:style-name="Preformatted_20_Text">| EMPNO |</text:p>
      <text:p text:style-name="Preformatted_20_Text">+-------+</text:p>
      <text:p text:style-name="Preformatted_20_Text">| <text:s/>1005 |</text:p>
      <text:p text:style-name="Preformatted_20_Text">+-------+</text:p>
      <text:p text:style-name="P1">1 row in set (0.00 sec)</text:p>
      <text:p text:style-name="P1">mysql&gt; CREATE TABLE Borrower (</text:p>
      <text:p text:style-name="Preformatted_20_Text"><text:s text:c="4"/>-&gt; <text:s text:c="4"/>CUSNAME VARCHAR(20),</text:p>
      <text:p text:style-name="Preformatted_20_Text"><text:s text:c="4"/>-&gt; <text:s text:c="4"/>LOANNO VARCHAR(20) PRIMARY KEY</text:p>
      <text:p text:style-name="Preformatted_20_Text"><text:s text:c="4"/>-&gt; );</text:p>
      <text:p text:style-name="Preformatted_20_Text">Query OK, 0 rows affected (0.01 sec)</text:p>
      <text:p text:style-name="Preformatted_20_Text"/>
      <text:p text:style-name="Preformatted_20_Text">mysql&gt; INSERT INTO Depositor (CUSNAME, ACCNO) VALUES</text:p>
      <text:p text:style-name="Preformatted_20_Text"><text:s text:c="4"/>-&gt; ('Hitesh', 'A001'),</text:p>
      <text:p text:style-name="Preformatted_20_Text"><text:s text:c="4"/>-&gt; ('Rita', 'A002'),</text:p>
      <text:p text:style-name="Preformatted_20_Text"><text:s text:c="4"/>-&gt; ('John', 'A003'),</text:p>
      <text:p text:style-name="Preformatted_20_Text"><text:s text:c="4"/>-&gt; ('Steve', 'A004'),</text:p>
      <text:p text:style-name="Preformatted_20_Text"><text:s text:c="4"/>-&gt; ('Mary', 'A005');</text:p>
      <text:p text:style-name="Preformatted_20_Text">Query OK, 5 rows affected (0.01 sec)</text:p>
      <text:p text:style-name="Preformatted_20_Text">Records: 5 <text:s/>Duplicates: 0 <text:s/>Warnings: 0</text:p>
      <text:p text:style-name="Preformatted_20_Text"/>
      <text:p text:style-name="Preformatted_20_Text">mysql&gt; </text:p>
      <text:p text:style-name="Preformatted_20_Text">mysql&gt; INSERT INTO Borrower (CUSNAME, LOANNO) VALUES</text:p>
      <text:p text:style-name="Preformatted_20_Text"><text:s text:c="4"/>-&gt; ('Hitesh', 'L001'),</text:p>
      <text:p text:style-name="Preformatted_20_Text"><text:s text:c="4"/>-&gt; ('Steve', 'L002'),</text:p>
      <text:p text:style-name="Preformatted_20_Text"><text:s text:c="4"/>-&gt; ('Robert', 'L003'),</text:p>
      <text:p text:style-name="Preformatted_20_Text"><text:s text:c="4"/>-&gt; ('Mary', 'L004'),</text:p>
      <text:p text:style-name="Preformatted_20_Text"><text:s text:c="4"/>-&gt; ('Jack', 'L005');</text:p>
      <text:p text:style-name="Preformatted_20_Text">Query OK, 5 rows affected (0.00 sec)</text:p>
      <text:p text:style-name="P1">Records: 5 <text:s/>Duplicates: 0 <text:s/>Warnings: 0</text:p>
      <text:p text:style-name="P1">mysql&gt; SELECT d.CUSNAME FROM Depositor d</text:p>
      <text:p text:style-name="Preformatted_20_Text"><text:s text:c="4"/>-&gt; JOIN Borrower b ON d.CUSNAME = b.CUSNAME;</text:p>
      <text:p text:style-name="Preformatted_20_Text">+---------+</text:p>
      <text:p text:style-name="Preformatted_20_Text">| CUSNAME |</text:p>
      <text:p text:style-name="Preformatted_20_Text">+---------+</text:p>
      <text:p text:style-name="Preformatted_20_Text">| Hitesh <text:s/>|</text:p>
      <text:p text:style-name="Preformatted_20_Text">| Steve <text:s text:c="2"/>|</text:p>
      <text:p text:style-name="Preformatted_20_Text">| Mary <text:s text:c="3"/>|</text:p>
      <text:p text:style-name="Preformatted_20_Text">+---------+</text:p>
      <text:p text:style-name="P1">3 rows in set (0.01 sec)</text:p>
      <text:p text:style-name="P1">mysql&gt; SELECT DISTINCT(CUSNAME) FROM Borrower WHERE CUSNAME NOT IN (SELECT DISTINCT(CUSNAME) FROM Depositor);</text:p>
      <text:p text:style-name="Preformatted_20_Text">+---------+</text:p>
      <text:p text:style-name="Preformatted_20_Text">| CUSNAME |</text:p>
      <text:p text:style-name="Preformatted_20_Text">+---------+</text:p>
      <text:p text:style-name="Preformatted_20_Text">| Robert <text:s/>|</text:p>
      <text:p text:style-name="Preformatted_20_Text">| Jack <text:s text:c="3"/>|</text:p>
      <text:p text:style-name="Preformatted_20_Text">+---------+</text:p>
      <text:p text:style-name="P1">2 rows in set (0.01 sec)</text:p>
      <text:p text:style-name="P1"/>
      <text:p text:style-name="P1"/>
      <text:p text:style-name="Preformatted_20_Text"><text:soft-page-break/>mysql&gt; SELECT DISTINCT(CUSNAME) FROM Borrower </text:p>
      <text:p text:style-name="Preformatted_20_Text"><text:s text:c="4"/>-&gt; UNION </text:p>
      <text:p text:style-name="Preformatted_20_Text"><text:s text:c="4"/>-&gt; SELECT DISTINCT(CUSNAME) FROM Depositor;</text:p>
      <text:p text:style-name="Preformatted_20_Text">+---------+</text:p>
      <text:p text:style-name="Preformatted_20_Text">| CUSNAME |</text:p>
      <text:p text:style-name="Preformatted_20_Text">+---------+</text:p>
      <text:p text:style-name="Preformatted_20_Text">| Hitesh <text:s/>|</text:p>
      <text:p text:style-name="Preformatted_20_Text">| Steve <text:s text:c="2"/>|</text:p>
      <text:p text:style-name="Preformatted_20_Text">| Robert <text:s/>|</text:p>
      <text:p text:style-name="Preformatted_20_Text">| Mary <text:s text:c="3"/>|</text:p>
      <text:p text:style-name="Preformatted_20_Text">| Jack <text:s text:c="3"/>|</text:p>
      <text:p text:style-name="Preformatted_20_Text">| Rita <text:s text:c="3"/>|</text:p>
      <text:p text:style-name="Preformatted_20_Text">| John <text:s text:c="3"/>|</text:p>
      <text:p text:style-name="Preformatted_20_Text">+---------+</text:p>
      <text:p text:style-name="P1">7 rows in set (0.00 sec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8:24:20.867672075</meta:creation-date>
    <dc:date>2025-11-05T19:21:49.480858126</dc:date>
    <meta:editing-duration>PT19M9S</meta:editing-duration>
    <meta:editing-cycles>1</meta:editing-cycles>
    <meta:document-statistic meta:table-count="0" meta:image-count="0" meta:object-count="0" meta:page-count="5" meta:paragraph-count="210" meta:word-count="1160" meta:character-count="7339" meta:non-whitespace-character-count="5769"/>
    <meta:generator>LibreOffice/24.2.7.2$Linux_X86_64 LibreOffice_project/420$Build-2</meta:generator>
  </office:meta>
</office:document-meta>
</file>